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E0000015E835F5DB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9b64e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9b64e" officeooo:paragraph-rsid="0019b64e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02in 0.0016in 0.0209in" fo:padding="0.0193in" fo:border="0.99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ถังขยะแยกประเภท</text:p>
      <text:p text:style-name="P1"/>
      <text:p text:style-name="P1"><draw:frame draw:style-name="fr1" draw:name="Image2" text:anchor-type="paragraph" svg:x="0.8307in" svg:y="0.1492in" svg:width="5.3709in" svg:height="5.3717in" draw:z-index="0"><draw:image xlink:href="Pictures/100000000000015E0000015E835F5DB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2:52:11.125000000</meta:creation-date>
    <dc:date>2017-08-11T12:55:56.234000000</dc:date>
    <meta:editing-duration>PT3M46S</meta:editing-duration>
    <meta:editing-cycles>1</meta:editing-cycles>
    <meta:document-statistic meta:table-count="0" meta:image-count="1" meta:object-count="0" meta:page-count="1" meta:paragraph-count="1" meta:word-count="4" meta:character-count="14" meta:non-whitespace-character-count="14"/>
    <meta:generator>LibreOffice/4.3.2.2$Windows_x86 LibreOffice_project/edfb5295ba211bd31ad47d0bad0118690f76407d</meta:generator>
  </office:meta>
</office:document-meta>
</file>